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a1" style:family="table">
      <style:table-properties style:width="4.71cm" table:align="left"/>
    </style:style>
    <style:style style:name="Tabla1.A" style:family="table-column">
      <style:table-column-properties style:column-width="4.71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4.71cm" table:align="left"/>
    </style:style>
    <style:style style:name="Tabla2.A" style:family="table-column">
      <style:table-column-properties style:column-width="4.7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4.71cm" table:align="left"/>
    </style:style>
    <style:style style:name="Tabla3.A" style:family="table-column">
      <style:table-column-properties style:column-width="4.71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4.71cm" table:align="left"/>
    </style:style>
    <style:style style:name="Tabla4.A" style:family="table-column">
      <style:table-column-properties style:column-width="4.71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4.71cm" table:align="left"/>
    </style:style>
    <style:style style:name="Tabla5.A" style:family="table-column">
      <style:table-column-properties style:column-width="4.71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558e" officeooo:paragraph-rsid="0009558e"/>
    </style:style>
    <style:style style:name="P2" style:family="paragraph" style:parent-style-name="Table_20_Contents">
      <style:text-properties officeooo:rsid="000a158d" officeooo:paragraph-rsid="000a158d"/>
    </style:style>
    <style:style style:name="P3" style:family="paragraph" style:parent-style-name="Standard">
      <style:text-properties officeooo:rsid="0009558e" officeooo:paragraph-rsid="000955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agrama E-R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Espacios</text:p>
          </table:table-cell>
        </table:table-row>
        <table:table-row>
          <table:table-cell table:style-name="Tabla1.A2" office:value-type="string">
            <text:p text:style-name="P1">nombre</text:p>
            <text:p text:style-name="P1">ubicacion</text:p>
            <text:p text:style-name="P1">aforo</text:p>
            <text:p text:style-name="P1">descripcion</text:p>
            <text:p text:style-name="P1">servicios_adicionales</text:p>
            <text:p text:style-name="P1">estatus</text:p>
          </table:table-cell>
        </table:table-row>
      </table:table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Reservaciones</text:p>
          </table:table-cell>
        </table:table-row>
        <table:table-row>
          <table:table-cell table:style-name="Tabla2.A2" office:value-type="string">
            <text:p text:style-name="P1">n_responsable</text:p>
            <text:p text:style-name="P1">n_evento</text:p>
            <text:p text:style-name="P1">fecha_inicio</text:p>
            <text:p text:style-name="P1">fecha_final</text:p>
            <text:p text:style-name="P1">repeticion</text:p>
            <text:p text:style-name="P1">idrepeticiones</text:p>
            <text:p text:style-name="P1">aprobacion</text:p>
            <text:p text:style-name="P1">tipo_actividad</text:p>
            <text:p text:style-name="P1">fecha_solicitud*</text:p>
          </table:table-cell>
        </table:table-row>
      </table:table>
      <text:p text:style-name="P3">*validar días de anticipación desde el servidor</text:p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1">Usuarios</text:p>
          </table:table-cell>
        </table:table-row>
        <table:table-row>
          <table:table-cell table:style-name="Tabla3.A2" office:value-type="string">
            <text:p text:style-name="P2">nick</text:p>
            <text:p text:style-name="P2">pass</text:p>
            <text:p text:style-name="P2">nombre</text:p>
            <text:p text:style-name="P2">appat</text:p>
            <text:p text:style-name="P2">apmat</text:p>
            <text:p text:style-name="P2">tipo_usuario</text:p>
            <text:p text:style-name="P2">autorizado</text:p>
          </table:table-cell>
        </table:table-row>
      </table:table>
      <text:p text:style-name="P3"/>
      <table:table table:name="Tabla4" table:style-name="Tabla4">
        <table:table-column table:style-name="Tabla4.A"/>
        <table:table-row>
          <table:table-cell table:style-name="Tabla4.A1" office:value-type="string">
            <text:p text:style-name="P2">Directorio_responsables</text:p>
          </table:table-cell>
        </table:table-row>
        <table:table-row>
          <table:table-cell table:style-name="Tabla4.A2" office:value-type="string">
            <text:p text:style-name="P2">nombre</text:p>
            <text:p text:style-name="P2">cargo</text:p>
            <text:p text:style-name="P2">correo_electronico</text:p>
          </table:table-cell>
        </table:table-row>
      </table:table>
      <text:p text:style-name="P3"/>
      <table:table table:name="Tabla5" table:style-name="Tabla5">
        <table:table-column table:style-name="Tabla5.A"/>
        <table:table-row>
          <table:table-cell table:style-name="Tabla5.A1" office:value-type="string">
            <text:p text:style-name="P2">Catálogo_servicios</text:p>
          </table:table-cell>
        </table:table-row>
        <table:table-row>
          <table:table-cell table:style-name="Tabla5.A2" office:value-type="string">
            <text:p text:style-name="P2">pc</text:p>
            <text:p text:style-name="P2">proyector</text:p>
            <text:p text:style-name="P2">cafe</text:p>
          </table:table-cell>
        </table:table-row>
      </table:table>
      <text:p text:style-name="P3"/>
      <text:p text:style-name="P3"/>
      <text:p text:style-name="P3">Diagrama relacional</text:p>
      <text:p text:style-name="P3"/>
      <text:p text:style-name="P3"/>
      <text:p text:style-name="P3"><text:soft-page-break/>Diccionario de datos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3:43:49.533936114</meta:creation-date>
    <dc:date>2017-09-22T13:57:29.580512592</dc:date>
    <meta:editing-duration>PT3M30S</meta:editing-duration>
    <meta:editing-cycles>1</meta:editing-cycles>
    <meta:document-statistic meta:table-count="5" meta:image-count="0" meta:object-count="0" meta:page-count="2" meta:paragraph-count="37" meta:word-count="47" meta:character-count="425" meta:non-whitespace-character-count="415"/>
    <meta:generator>LibreOffice/5.2.7.2$Linux_X86_64 LibreOffice_project/20m0$Build-2</meta:generator>
  </office:meta>
</office:document-meta>
</file>